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ee70" officeooo:paragraph-rsid="0011ee70" style:font-weight-asian="bold" style:font-weight-complex="bold"/>
    </style:style>
    <style:style style:name="P2" style:family="paragraph" style:parent-style-name="Standard">
      <style:text-properties fo:font-weight="bold" officeooo:rsid="00123efc" officeooo:paragraph-rsid="00123efc" style:font-weight-asian="bold" style:font-weight-complex="bold"/>
    </style:style>
    <style:style style:name="P3" style:family="paragraph" style:parent-style-name="Standard">
      <style:text-properties fo:font-weight="bold" officeooo:rsid="00123efc" officeooo:paragraph-rsid="0014d416" style:font-weight-asian="bold" style:font-weight-complex="bold"/>
    </style:style>
    <style:style style:name="P4" style:family="paragraph" style:parent-style-name="Standard">
      <style:text-properties fo:font-weight="bold" officeooo:rsid="00123efc" officeooo:paragraph-rsid="00123efc" style:font-weight-asian="bold" style:font-weight-complex="bold"/>
    </style:style>
    <style:style style:name="T1" style:family="text">
      <style:text-properties officeooo:rsid="0013d4ab"/>
    </style:style>
    <style:style style:name="T2" style:family="text">
      <style:text-properties officeooo:rsid="00142408"/>
    </style:style>
    <style:style style:name="T3" style:family="text">
      <style:text-properties officeooo:rsid="0016df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ake a list of all characters: MakeCharacterList.py</text:p>
      <text:p text:style-name="P1"/>
      <text:p text:style-name="P1">2. Construct the matrix: OrderCharacters.py <text:span text:style-name="T3">FlorML file</text:span></text:p>
      <text:p text:style-name="P1"/>
      <text:p text:style-name="P1">3. Make the terms compleet in terms_and_regular_expressions.txt</text:p>
      <text:p text:style-name="P1"/>
      <text:p text:style-name="P3">4. Make new columns in the matrix and split the terms and categories <text:span text:style-name="T2">(splitColumns.initSplitting(termsAndRegex, matrix)</text:span></text:p>
      <text:p text:style-name="P2"/>
      <text:p text:style-name="P2">5. Convert the nominal characters to bit strings</text:p>
      <text:p text:style-name="P2"/>
      <text:p text:style-name="P2">6. Divide the numerical characters in minimum, maximum, width, hight, or one value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30:27.834335070</meta:creation-date>
    <meta:editing-duration>PT5H24M57S</meta:editing-duration>
    <meta:editing-cycles>6</meta:editing-cycles>
    <meta:generator>LibreOffice/4.2.7.2$Linux_X86_64 LibreOffice_project/420m0$Build-2</meta:generator>
    <dc:date>2015-03-11T17:03:45.506504569</dc:date>
    <meta:document-statistic meta:table-count="0" meta:image-count="0" meta:object-count="0" meta:page-count="1" meta:paragraph-count="6" meta:word-count="58" meta:character-count="421" meta:non-whitespace-character-count="369"/>
  </office:meta>
</office:document-meta>
</file>